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74cm"/>
    </style:style>
    <style:style style:name="co2" style:family="table-column">
      <style:table-column-properties fo:break-before="auto" style:column-width="10.71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5.482cm"/>
    </style:style>
    <style:style style:name="co5" style:family="table-column">
      <style:table-column-properties fo:break-before="auto" style:column-width="18.009cm"/>
    </style:style>
    <style:style style:name="co6" style:family="table-column">
      <style:table-column-properties fo:break-before="auto" style:column-width="31.898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LED_driv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Ref</text:p>
          </table:table-cell>
          <table:table-cell table:style-name="Default"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Cmp nam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Vendor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C1, C2, C10, C11, C16, C20, C21, C30, C31, C51, C61, C71, C81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, C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, C6, C8, C1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15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Zener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PS160A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U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PLCC-2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U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PLCC-2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TX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PLCC-2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RX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PLCC-2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VCC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PLCC-2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12V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PLCC-2</text:p>
          </table:table-cell>
          <table:table-cell office:value-type="string" calcext:value-type="string">
            <text:p>Light emitting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Molex:Molex_KK-254_AE-6410-05A_1x05_P2.54mm_Vertical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TRIPS</text:p>
          </table:table-cell>
          <table:table-cell office:value-type="string" calcext:value-type="string">
            <text:p>Conn_02x03_Counter_Clockwise</text:p>
          </table:table-cell>
          <table:table-cell office:value-type="string" calcext:value-type="string">
            <text:p>Connector_Molex:Molex_Micro-Fit_3.0_43045-0600_2x03_P3.00mm_Horizontal</text:p>
          </table:table-cell>
          <table:table-cell office:value-type="string" calcext:value-type="string">
            <text:p>Generic connector, double row, 02x03, counter clockwise pin numbering scheme (similar to DIP packge numbering)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hoenix_MSTB:PhoenixContact_MSTB_2,5_3-GF-5,08_1x03_P5.08mm_Horizontal_ThreadedFlange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_POWER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485_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LED_driver:PTSA_1.5_3-3.5-Z_1985205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485_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LED_driver:PTSA_1.5_3-3.5-Z_1985205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Molex:Molex_KK-254_AE-6410-04A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Conn_02x04_Counter_Clockwise</text:p>
          </table:table-cell>
          <table:table-cell office:value-type="string" calcext:value-type="string">
            <text:p>Connector_Molex:Molex_Micro-Fit_3.0_43045-0800_2x04_P3.00mm_Horizontal</text:p>
          </table:table-cell>
          <table:table-cell office:value-type="string" calcext:value-type="string">
            <text:p>Generic connector, double row, 02x04, counter clockwise pin numbering scheme (similar to DIP packge numbering)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_EXT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Molex:Molex_KK-254_AE-6410-04A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EN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60P20B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P-MOSFET transistor, gate/source/dra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0, Q20, Q3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JD80G06A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N-MOSFET transistor, gate/source/dra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R2, R6, R7, R12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, R2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, R9, R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, R20, R3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, R21, R3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4, R25, R26, R2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, R51, R61, R71, R81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3, R52, R62, R72, R82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4, R3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CC-22k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Temperature dependent resistor, negative temperature coeffici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C5504-3.3YM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300mA Low-dropout Voltage Regulator, Vout 3.3V, Vin up to 5.5V, SOT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2204K-5.0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150mA low dropout linear regulator, wide input voltage range, 5.0V fixed positive output, SOT-23-5 pack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F030C8Tx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ARM Cortex-M0 MCU, 64KB flash, 8KB RAM, 48MHz, 2.4-3.6V, 39 GPIO, LQFP-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25Q16BSTIG</text:p>
          </table:table-cell>
          <table:table-cell office:value-type="string" calcext:value-type="string">
            <text:p>AT25xxx</text:p>
          </table:table-cell>
          <table:table-cell office:value-type="string" calcext:value-type="string">
            <text:p>Package_SO:SOP-8_3.9x4.9mm_P1.27mm</text:p>
          </table:table-cell>
          <table:table-cell office:value-type="string" calcext:value-type="string">
            <text:p>Microchip SPI Serial EEPROM, DIP-8/SOIC-8/TSSOP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3082EDR</text:p>
          </table:table-cell>
          <table:table-cell office:value-type="string" calcext:value-type="string">
            <text:p>MAX485E</text:p>
          </table:table-cell>
          <table:table-cell office:value-type="string" calcext:value-type="string">
            <text:p>Package_SO:SOP-8_3.9x4.9mm_P1.27mm</text:p>
          </table:table-cell>
          <table:table-cell office:value-type="string" calcext:value-type="string">
            <text:p>Half duplex RS-485/RS-422, 2.5 Mbps, ±15kV electro-static discharge (ESD) protection, no slew-rate, no low-power shutdown, with receiver/driver enable, 32 receiver drive kapacitity, DIP-8 and SOIC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0, U20, U30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XGD3009E6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2A (peak) Gate driver, 40V, SOT-23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1, U21, U3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A180A2</text:p>
          </table:table-cell>
          <table:table-cell office:value-type="string" calcext:value-type="string">
            <text:p>custom_INA180</text:p>
          </table:table-cell>
          <table:table-cell office:value-type="string" calcext:value-type="string">
            <text:p>Package_TO_SOT_SMD:SOT-23-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Two pin crystal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9T08:18:42.623365537</dc:date>
    <meta:editing-duration>PT16H30M55S</meta:editing-duration>
    <meta:editing-cycles>3</meta:editing-cycles>
    <meta:generator>LibreOffice/6.3.4.2$Linux_X86_64 LibreOffice_project/30$Build-2</meta:generator>
    <meta:document-statistic meta:table-count="1" meta:cell-count="277" meta:object-count="0"/>
  </office:meta>
</office:document-meta>
</file>